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4.955cm" svg:height="8.412cm" svg:x="0.1cm" svg:y="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9-06-10T14:30:46.207967898</dc:date>
    <meta:editing-duration>PT6M17S</meta:editing-duration>
    <meta:editing-cycles>22</meta:editing-cycles>
    <meta:generator>LibreOffice/6.0.7.3$Linux_X86_64 LibreOffice_project/00m0$Build-3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956cm" svg:height="8.413cm" xlink:href="." xlink:type="simple" chart:class="chart:scatter" chart:style-name="ch1">
        <chart:plot-area chart:style-name="ch2" chart:data-source-has-labels="both" svg:x="0.299cm" svg:y="0.168cm" svg:width="14.358cm" svg:height="8.077cm">
          <chartooo:coordinate-region svg:x="0.841cm" svg:y="0.367cm" svg:width="13.722cm" svg:height="7.679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499753280182866">
                <text:p>0.4997532801828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499013364214136">
                <text:p>0.4990133642141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49778098230154">
                <text:p>0.497780982301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496057350657239">
                <text:p>0.4960573506572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493844170297569">
                <text:p>0.4938441702975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491143625364344">
                <text:p>0.4911436253643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.487958380969374">
                <text:p>0.4879583809693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.484291580564316">
                <text:p>0.4842915805643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.480146842838472">
                <text:p>0.4801468428384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.470440384477113">
                <text:p>0.4704403844771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.464888242944126">
                <text:p>0.4648882429441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0.458877312841991">
                <text:p>0.4588773128419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0.45241352623301">
                <text:p>0.452413526233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.445503262094184">
                <text:p>0.4455032620941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0.438153340021932">
                <text:p>0.4381533400219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.430371013501972">
                <text:p>0.4303710135019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.422163962751008">
                <text:p>0.4221639627510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413540287137281">
                <text:p>0.4135402871372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.404508497187474">
                <text:p>0.4045084971874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.395077506187845">
                <text:p>0.3950775061878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.385256621387895">
                <text:p>0.3852566213878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.37505553481523">
                <text:p>0.375055534815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364484313710706">
                <text:p>0.3644843137107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0.353553390593274">
                <text:p>0.3535533905932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.342273552964344">
                <text:p>0.3422735529643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.330655932661826">
                <text:p>0.3306559326618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.318711994874345">
                <text:p>0.3187119948743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.306453526826488">
                <text:p>0.3064535268264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.293892626146236">
                <text:p>0.2938926261462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.281041688926065">
                <text:p>0.2810416889260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0.267913397489498">
                <text:p>0.2679133974894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0.254520707875186">
                <text:p>0.2545207078751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0.240876837050858">
                <text:p>0.2408768370508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0.226995249869773">
                <text:p>0.2269952498697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0.212889645782536">
                <text:p>0.2128896457825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0.19857394531739">
                <text:p>0.198573945317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0.184062276342339">
                <text:p>0.1840622763423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.169368960122646">
                <text:p>0.1693689601226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0.154508497187474">
                <text:p>0.1545084971874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0.139495553019615">
                <text:p>0.1394955530196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0.124344943582427">
                <text:p>0.1243449435824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0.109071620698271">
                <text:p>0.1090716206982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.0936906572928624">
                <text:p>0.09369065729286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.0782172325201155">
                <text:p>0.07821723252011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.0626666167821521">
                <text:p>0.06266661678215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.0470541566592571">
                <text:p>0.04705415665925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.0313952597646568">
                <text:p>0.03139525976465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.0157053795390642">
                <text:p>0.01570537953906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3.06161699786838E-017">
                <text:p>3.06161699786838E-0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0.0157053795390641">
                <text:p>-0.01570537953906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0.0313952597646567">
                <text:p>-0.03139525976465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0.0470541566592572">
                <text:p>-0.04705415665925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0.0626666167821522">
                <text:p>-0.06266661678215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0.0782172325201155">
                <text:p>-0.07821723252011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0.0936906572928624">
                <text:p>-0.09369065729286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0.109071620698271">
                <text:p>-0.1090716206982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0.124344943582427">
                <text:p>-0.1243449435824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0.139495553019615">
                <text:p>-0.1394955530196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0.154508497187474">
                <text:p>-0.1545084971874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0.169368960122646">
                <text:p>-0.16936896012264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0.184062276342339">
                <text:p>-0.1840622763423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0.19857394531739">
                <text:p>-0.198573945317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0.212889645782536">
                <text:p>-0.2128896457825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0.226995249869773">
                <text:p>-0.2269952498697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0.240876837050858">
                <text:p>-0.2408768370508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0.254520707875186">
                <text:p>-0.2545207078751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0.267913397489498">
                <text:p>-0.2679133974894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0.281041688926065">
                <text:p>-0.2810416889260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0.306453526826488">
                <text:p>-0.3064535268264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0.318711994874345">
                <text:p>-0.3187119948743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0.330655932661826">
                <text:p>-0.3306559326618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0.342273552964344">
                <text:p>-0.3422735529643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0.353553390593274">
                <text:p>-0.3535533905932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0.364484313710706">
                <text:p>-0.3644843137107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0.37505553481523">
                <text:p>-0.375055534815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0.385256621387895">
                <text:p>-0.3852566213878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0.395077506187845">
                <text:p>-0.3950775061878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0.404508497187474">
                <text:p>-0.4045084971874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0.413540287137281">
                <text:p>-0.4135402871372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0.422163962751008">
                <text:p>-0.4221639627510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0.430371013501972">
                <text:p>-0.4303710135019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0.438153340021932">
                <text:p>-0.4381533400219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0.445503262094184">
                <text:p>-0.4455032620941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0.45241352623301">
                <text:p>-0.452413526233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0.458877312841991">
                <text:p>-0.4588773128419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0.464888242944126">
                <text:p>-0.4648882429441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0.470440384477113">
                <text:p>-0.4704403844771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0.480146842838472">
                <text:p>-0.4801468428384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0.484291580564315">
                <text:p>-0.4842915805643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0.487958380969374">
                <text:p>-0.48795838096937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0.491143625364344">
                <text:p>-0.4911436253643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0.493844170297569">
                <text:p>-0.49384417029756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0.496057350657239">
                <text:p>-0.4960573506572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0.49778098230154">
                <text:p>-0.497780982301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0.499013364214136">
                <text:p>-0.4990133642141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0.499753280182866">
                <text:p>-0.49975328018286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-0.499753280182866">
                <text:p>-0.49975328018286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-0.499013364214136">
                <text:p>-0.49901336421413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-0.49778098230154">
                <text:p>-0.4977809823015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-0.496057350657239">
                <text:p>-0.49605735065723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-0.493844170297569">
                <text:p>-0.49384417029756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-0.491143625364344">
                <text:p>-0.49114362536434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-0.487958380969374">
                <text:p>-0.48795838096937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-0.484291580564316">
                <text:p>-0.4842915805643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-0.480146842838472">
                <text:p>-0.48014684283847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-0.470440384477113">
                <text:p>-0.47044038447711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-0.464888242944126">
                <text:p>-0.46488824294412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-0.458877312841991">
                <text:p>-0.45887731284199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-0.45241352623301">
                <text:p>-0.4524135262330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-0.445503262094184">
                <text:p>-0.44550326209418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-0.438153340021932">
                <text:p>-0.43815334002193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-0.430371013501972">
                <text:p>-0.43037101350197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-0.422163962751008">
                <text:p>-0.42216396275100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-0.413540287137281">
                <text:p>-0.41354028713728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-0.404508497187474">
                <text:p>-0.40450849718747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-0.395077506187845">
                <text:p>-0.39507750618784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-0.385256621387895">
                <text:p>-0.38525662138789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-0.37505553481523">
                <text:p>-0.3750555348152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-0.364484313710706">
                <text:p>-0.36448431371070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-0.353553390593274">
                <text:p>-0.35355339059327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-0.342273552964344">
                <text:p>-0.34227355296434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-0.330655932661826">
                <text:p>-0.33065593266182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-0.318711994874345">
                <text:p>-0.31871199487434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-0.306453526826488">
                <text:p>-0.30645352682648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-0.281041688926065">
                <text:p>-0.28104168892606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-0.267913397489498">
                <text:p>-0.26791339748949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-0.254520707875186">
                <text:p>-0.25452070787518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-0.240876837050858">
                <text:p>-0.24087683705085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-0.226995249869773">
                <text:p>-0.22699524986977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-0.212889645782536">
                <text:p>-0.21288964578253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-0.19857394531739">
                <text:p>-0.1985739453173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-0.184062276342339">
                <text:p>-0.18406227634233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-0.169368960122646">
                <text:p>-0.16936896012264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-0.154508497187474">
                <text:p>-0.15450849718747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-0.139495553019614">
                <text:p>-0.13949555301961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-0.124344943582428">
                <text:p>-0.12434494358242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-0.109071620698272">
                <text:p>-0.10907162069827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-0.0936906572928623">
                <text:p>-0.093690657292862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-0.0782172325201155">
                <text:p>-0.078217232520115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-0.0626666167821523">
                <text:p>-0.062666616782152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-0.0470541566592574">
                <text:p>-0.047054156659257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-0.0313952597646566">
                <text:p>-0.031395259764656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-0.0157053795390641">
                <text:p>-0.015705379539064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-9.18485099360515E-017">
                <text:p>-9.18485099360515E-0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